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f514b"/>
    </style:style>
    <style:style style:name="T3" style:family="text">
      <style:text-properties style:font-name="sans-serif" officeooo:rsid="00104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804075621 </text:span><text:span text:style-name="T2">HERICLYS SOUSA BORGES </text:span><text:span text:style-name="T1">UESPI CAMPUS POETA TORQUATO NETO (PIRAJÁ) - ALA SUL / R. João Cabral, 1901 - Pirajá, Teresina - PI, 64002-150, TERESIN</text:span><text:span text:style-name="T2">A, </text:span><text:span text:style-name="T3">Sala 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1:03:35.296471868</meta:creation-date>
    <dc:date>2019-08-31T21:52:32.109302863</dc:date>
    <meta:editing-duration>PT43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7" meta:character-count="160" meta:non-whitespace-character-count="134"/>
  </office:meta>
</office:document-meta>
</file>